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 Mono" officeooo:rsid="00183e12" officeooo:paragraph-rsid="00183e12"/>
    </style:style>
    <style:style style:name="P2" style:family="paragraph" style:parent-style-name="Standard">
      <style:paragraph-properties fo:line-height="115%"/>
      <style:text-properties style:font-name="Ubuntu Mono" officeooo:rsid="0017eab8" officeooo:paragraph-rsid="0017eab8"/>
    </style:style>
    <style:style style:name="P3" style:family="paragraph" style:parent-style-name="Standard">
      <style:paragraph-properties fo:line-height="115%"/>
      <style:text-properties style:font-name="Ubuntu Mono" officeooo:rsid="001e72b1" officeooo:paragraph-rsid="001e72b1"/>
    </style:style>
    <style:style style:name="P4" style:family="paragraph" style:parent-style-name="Standard">
      <style:paragraph-properties fo:line-height="115%"/>
      <style:text-properties officeooo:paragraph-rsid="0017eab8"/>
    </style:style>
    <style:style style:name="P5" style:family="paragraph" style:parent-style-name="Standard">
      <style:paragraph-properties fo:line-height="115%"/>
      <style:text-properties style:font-name="Ubuntu Mono" officeooo:rsid="0026505f" officeooo:paragraph-rsid="002907e4"/>
    </style:style>
    <style:style style:name="P6" style:family="paragraph" style:parent-style-name="Standard">
      <style:paragraph-properties fo:line-height="115%"/>
      <style:text-properties style:font-name="Ubuntu Mono" officeooo:rsid="002907e4" officeooo:paragraph-rsid="002e0067"/>
    </style:style>
    <style:style style:name="P7" style:family="paragraph" style:parent-style-name="Standard">
      <style:paragraph-properties fo:line-height="115%"/>
      <style:text-properties style:font-name="Ubuntu Mono" officeooo:rsid="00351031" officeooo:paragraph-rsid="00351031"/>
    </style:style>
    <style:style style:name="P8" style:family="paragraph" style:parent-style-name="Standard">
      <style:paragraph-properties fo:line-height="115%"/>
      <style:text-properties style:font-name="Ubuntu Mono" officeooo:rsid="0017eab8" officeooo:paragraph-rsid="0017eab8"/>
    </style:style>
    <style:style style:name="P9" style:family="paragraph" style:parent-style-name="Standard">
      <style:paragraph-properties fo:line-height="115%"/>
      <style:text-properties style:font-name="Ubuntu Mono" officeooo:rsid="0017eab8" officeooo:paragraph-rsid="001fe990"/>
    </style:style>
    <style:style style:name="P10" style:family="paragraph" style:parent-style-name="Standard">
      <style:paragraph-properties fo:line-height="115%"/>
      <style:text-properties style:font-name="Ubuntu Mono" officeooo:rsid="0017eab8" officeooo:paragraph-rsid="001adc56"/>
    </style:style>
    <style:style style:name="P11" style:family="paragraph" style:parent-style-name="Standard">
      <style:paragraph-properties fo:line-height="115%"/>
      <style:text-properties style:font-name="Ubuntu Mono" officeooo:rsid="0017eab8" officeooo:paragraph-rsid="002907e4"/>
    </style:style>
    <style:style style:name="T1" style:family="text">
      <style:text-properties officeooo:rsid="001969b9"/>
    </style:style>
    <style:style style:name="T2" style:family="text">
      <style:text-properties style:font-name="Ubuntu Mono" officeooo:rsid="0017eab8"/>
    </style:style>
    <style:style style:name="T3" style:family="text">
      <style:text-properties style:font-name="Ubuntu Mono" officeooo:rsid="001e72b1"/>
    </style:style>
    <style:style style:name="T4" style:family="text">
      <style:text-properties style:font-name="Ubuntu Mono" officeooo:rsid="002ad047"/>
    </style:style>
    <style:style style:name="T5" style:family="text">
      <style:text-properties style:font-name="Ubuntu Mono" officeooo:rsid="002c1357"/>
    </style:style>
    <style:style style:name="T6" style:family="text">
      <style:text-properties style:font-name="Ubuntu Mono" officeooo:rsid="002f621d"/>
    </style:style>
    <style:style style:name="T7" style:family="text">
      <style:text-properties officeooo:rsid="001e72b1"/>
    </style:style>
    <style:style style:name="T8" style:family="text">
      <style:text-properties officeooo:rsid="001fe990"/>
    </style:style>
    <style:style style:name="T9" style:family="text">
      <style:text-properties officeooo:rsid="0026505f"/>
    </style:style>
    <style:style style:name="T10" style:family="text">
      <style:text-properties officeooo:rsid="002907e4"/>
    </style:style>
    <style:style style:name="T11" style:family="text">
      <style:text-properties officeooo:rsid="002a427a"/>
    </style:style>
    <style:style style:name="T12" style:family="text">
      <style:text-properties officeooo:rsid="002ad047"/>
    </style:style>
    <style:style style:name="T13" style:family="text">
      <style:text-properties officeooo:rsid="002e0067"/>
    </style:style>
    <style:style style:name="T14" style:family="text">
      <style:text-properties officeooo:rsid="002f6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_<text:span text:style-name="T1">CFG</text:span>_DATA</text:p>
      <text:p text:style-name="P2"/>
      <text:p text:style-name="P7">APP_CFG_DATA</text:p>
      <text:p text:style-name="P3">Cmd_args</text:p>
      <text:p text:style-name="P3">Env_vars</text:p>
      <text:p text:style-name="P3"><text:span text:style-name="T11">Secrets</text:span></text:p>
      <text:p text:style-name="P3">ConfigMaps</text:p>
      <text:p text:style-name="P3"/>
      <text:p text:style-name="P7">CMD_ARGS</text:p>
      <text:p text:style-name="P7">Definisjon</text:p>
      <text:p text:style-name="P3"><text:s text:c="2"/>CMD</text:p>
      <text:p text:style-name="P3"><text:s text:c="2"/>ARGS</text:p>
      <text:p text:style-name="P2"/>
      <text:p text:style-name="P7">ENV_VARS</text:p>
      <text:p text:style-name="P2"><text:span text:style-name="T12">Brukerdefinert</text:span></text:p>
      <text:p text:style-name="P4"><text:span text:style-name="T2"><text:s text:c="2"/></text:span><text:span text:style-name="T6">Kan være d</text:span><text:span text:style-name="T4">efinert i c</text:span><text:span text:style-name="T5">ontainer </text:span><text:span text:style-name="T4">image </text:span><text:span text:style-name="T3">(don’t)</text:span></text:p>
      <text:p text:style-name="P2"><text:s text:c="2"/><text:span text:style-name="T14">Bør være definert i podspcec.containers.env (do)</text:span></text:p>
      <text:p text:style-name="P2"><text:s text:c="2"/><text:span text:style-name="T7">Alt1: name-value</text:span></text:p>
      <text:p text:style-name="P2"><text:s text:c="2"/><text:span text:style-name="T7">Alt2: valueFrom &lt;location&gt; el &lt;resource&gt;</text:span></text:p>
      <text:p text:style-name="P9"><text:span text:style-name="T8">Systemdefinert</text:span></text:p>
      <text:p text:style-name="P9"><text:s text:c="2"/><text:span text:style-name="T12">En env_var for hver svc ved pod creation</text:span></text:p>
      <text:p text:style-name="P9"><text:span text:style-name="T12">Env_vars defineres ved oppstart av container</text:span></text:p>
      <text:p text:style-name="P9"><text:span text:style-name="T12">Env_vars kan ikke oppdateres etter pod creation</text:span> <text:s/></text:p>
      <text:p text:style-name="P9"><text:s text:c="6"/></text:p>
      <text:p text:style-name="P7">SECRETS<text:span text:style-name="T9"> <text:s/></text:span></text:p>
      <text:p text:style-name="P7"><text:span text:style-name="T9">E.g: API tokens, passord, keys, sertifikater</text:span></text:p>
      <text:p text:style-name="P5">Secrets er namespaced</text:p>
      <text:p text:style-name="P6">Secrets er lagret i etcd</text:p>
      <text:p text:style-name="P10"><text:span text:style-name="T9">Secrets er base64 enkodet</text:span></text:p>
      <text:p text:style-name="P11"><text:span text:style-name="T10">Secrets kan være kryptert</text:span></text:p>
      <text:p text:style-name="P10"><text:span text:style-name="T10">Secrets kan leses/refereres vha env_vars</text:span></text:p>
      <text:p text:style-name="P10"><text:span text:style-name="T10">Secrets kan leses/refereres vha filer (volumes)</text:span></text:p>
      <text:p text:style-name="P5">Secrets kan kun leses av pods i samme namespace</text:p>
      <text:p text:style-name="P10"><text:span text:style-name="T13">Utilgjengelige secrets vil hindre en pod fra å starte</text:span></text:p>
      <text:p text:style-name="P10"><text:s text:c="2"/></text:p>
      <text:p text:style-name="P7">CONFIGMAPS</text:p>
      <text:p text:style-name="P2"><text:span text:style-name="T7">For decoupling av mer komplisert app_cfg fra pod lifecycle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4:24:47.688942177</meta:creation-date>
    <meta:generator>LibreOffice/6.0.7.3$Linux_X86_64 LibreOffice_project/00m0$Build-3</meta:generator>
    <dc:date>2020-07-16T17:17:37.248329197</dc:date>
    <meta:editing-duration>PT57M25S</meta:editing-duration>
    <meta:editing-cycles>17</meta:editing-cycles>
    <meta:document-statistic meta:table-count="0" meta:image-count="0" meta:object-count="0" meta:page-count="1" meta:paragraph-count="34" meta:word-count="116" meta:character-count="823" meta:non-whitespace-character-count="713"/>
  </office:meta>
</office:document-meta>
</file>